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imes New Roman" fo:font-size="12pt" style:font-size-asian="12pt" style:font-name-complex="Times New Roman1" style:font-size-complex="12pt"/>
    </style:style>
    <style:style style:name="P2" style:family="paragraph" style:parent-style-name="Standard">
      <style:paragraph-properties fo:text-align="center" style:justify-single-word="false"/>
      <style:text-properties style:font-name="Times New Roman" fo:font-size="12pt" fo:font-weight="bold" style:font-size-asian="12pt" style:font-weight-asian="bold" style:font-name-complex="Times New Roman1" style:font-size-complex="12pt"/>
    </style:style>
    <style:style style:name="P3" style:family="paragraph" style:parent-style-name="Standard">
      <style:text-properties style:font-name="Times New Roman" fo:font-size="12pt" fo:language="uk" fo:country="UA" style:font-size-asian="12pt" style:font-name-complex="Times New Roman1" style:font-size-complex="12pt"/>
    </style:style>
    <style:style style:name="P4" style:family="paragraph" style:parent-style-name="Standard">
      <style:paragraph-properties fo:text-align="end" style:justify-single-word="false"/>
      <style:text-properties style:font-name="Times New Roman" fo:font-size="12pt" fo:language="uk" fo:country="UA" style:font-size-asian="12pt" style:font-name-complex="Times New Roman1" style:font-size-complex="12pt"/>
    </style:style>
    <style:style style:name="P5" style:family="paragraph" style:parent-style-name="Standard">
      <style:paragraph-properties fo:text-align="center" style:justify-single-word="false"/>
    </style:style>
    <style:style style:name="P6" style:family="paragraph" style:parent-style-name="Standard" style:master-page-name="Standard">
      <style:paragraph-properties fo:text-align="end" style:justify-single-word="false" style:page-number="auto"/>
      <style:text-properties style:font-name="Times New Roman" fo:font-size="12pt" style:font-size-asian="12pt" style:font-name-complex="Times New Roman1" style:font-size-complex="12pt"/>
    </style:style>
    <style:style style:name="P7" style:family="paragraph" style:parent-style-name="Standard">
      <style:text-properties style:font-name="Times New Roman" fo:font-size="12pt" style:font-size-asian="12pt" style:font-name-complex="Times New Roman1" style:font-size-complex="12pt"/>
    </style:style>
    <style:style style:name="P8" style:family="paragraph" style:parent-style-name="Standard">
      <style:paragraph-properties fo:text-align="end" style:justify-single-word="false"/>
      <style:text-properties style:font-name="Times New Roman" fo:font-size="12pt" style:font-size-asian="12pt" style:font-name-complex="Times New Roman1" style:font-size-complex="12pt"/>
    </style:style>
    <style:style style:name="P9" style:family="paragraph" style:parent-style-name="Standard">
      <style:paragraph-properties fo:text-align="center" style:justify-single-word="false"/>
      <style:text-properties style:font-name="Times New Roman" fo:font-size="12pt" fo:font-weight="bold" style:font-size-asian="12pt" style:font-weight-asian="bold" style:font-name-complex="Times New Roman1" style:font-size-complex="12pt"/>
    </style:style>
    <style:style style:name="P10" style:family="paragraph" style:parent-style-name="Standard">
      <style:text-properties style:font-name="Times New Roman" fo:font-size="12pt" fo:font-style="italic" fo:font-weight="bold" style:font-size-asian="12pt" style:font-style-asian="italic" style:font-weight-asian="bold" style:font-name-complex="Times New Roman1" style:font-size-complex="12pt"/>
    </style:style>
    <style:style style:name="P11" style:family="paragraph" style:parent-style-name="Standard">
      <style:text-properties style:font-name="Times New Roman" fo:font-size="12pt" fo:font-style="italic" style:text-underline-style="solid" style:text-underline-width="auto" style:text-underline-color="font-color" style:font-size-asian="12pt" style:font-style-asian="italic" style:font-name-complex="Times New Roman1" style:font-size-complex="12pt"/>
    </style:style>
    <style:style style:name="P12" style:family="paragraph" style:parent-style-name="Standard">
      <style:text-properties style:font-name="Times New Roman" fo:font-size="12pt" fo:language="uk" fo:country="UA" style:font-size-asian="12pt" style:font-name-complex="Times New Roman1" style:font-size-complex="12pt"/>
    </style:style>
    <style:style style:name="P13" style:family="paragraph" style:parent-style-name="Standard">
      <style:paragraph-properties fo:text-align="end" style:justify-single-word="false"/>
      <style:text-properties style:font-name="Times New Roman" fo:font-size="12pt" fo:language="uk" fo:country="UA" style:font-size-asian="12pt" style:font-name-complex="Times New Roman1" style:font-size-complex="12pt"/>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fo:font-weight="bold" style:font-size-asian="12pt" style:font-weight-asian="bold" style:font-name-complex="Times New Roman1" style:font-size-complex="12pt"/>
    </style:style>
    <style:style style:name="T3" style:family="text">
      <style:text-properties style:font-name="Times New Roman" fo:font-size="12pt" fo:font-style="italic" style:text-underline-style="solid" style:text-underline-width="auto" style:text-underline-color="font-color" style:font-size-asian="12pt" style:font-style-asian="italic" style:font-name-complex="Times New Roman1" style:font-size-complex="12pt"/>
    </style:style>
    <style:style style:name="T4" style:family="text">
      <style:text-properties style:font-name="Times New Roman" fo:font-size="12pt" fo:language="uk" fo:country="UA" fo:font-weight="bold" style:font-size-asian="12pt" style:font-weight-asian="bold"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Президенту України</text:p>
      <text:p text:style-name="P8">Прізвище, ім'я, по батькові заявника.<text:line-break/>Домашня адреса заявника,<text:line-break/>телефон <text:line-break/>Статус (учасник війни, інвалід війни, пенсіонер тощо)</text:p>
      <text:p text:style-name="P1"/>
      <text:p text:style-name="P2">Пропозиція</text:p>
      <text:p text:style-name="P2"/>
      <text:p text:style-name="P2">Вельмишановний пане Президенте України!</text:p>
      <text:p text:style-name="P1"/>
      <text:p text:style-name="P1">В Україні за останні 30 років практично не проводилися системні реформи. Євромайдан, Революція Гідності та військова агресія проти нашої Держави продемонстрували, що без структурних змін ми залишимося беззахисними перед зовнішніми та особливо внутрішніми викликами. Україна не зможе зайняти достойне місце серед європейських країн. До того ж атаки на нашу державність набувають все більш системного й навіть глобального характеру.</text:p>
      <text:p text:style-name="P1">Які необхідні реформи?</text:p>
      <text:p text:style-name="P10">В першу чергу- прийнятя Закону про вибори за пропорційною системою та відкритими списками</text:p>
      <text:p text:style-name="Standard"><text:span text:style-name="T3">Мотивація</text:span><text:span text:style-name="T1">:</text:span></text:p>
      <text:p text:style-name="P1">На мають думку, люди мають знати, кого вони обирають. Таким чином ми можемо поставити правові бар’єри для проходження до Верховної Ради некваліфікованих політиків та бізнесменів від влади, які не зацікавлені в проведенні реформ. Вони заради своєї власної вигоди нехтує інтересами простих людей. Нам в політиці не потрібні популісти, егоїстичні бізнесмени, аморальні персонажі та особи з антиукраїнськими поглядами.</text:p>
      <text:p text:style-name="P1">До того ж є й практична користь від пропорційної системи виборів за відкритими списками. Справа в тому, що люди звикли вибирати тих політиків або громадських діячів, кого вони точно знають і з діяльністю яких вони знайомі. </text:p>
      <text:p text:style-name="P1">Крім того, такі вибори допоможуть суттєво скоротити кількість партій, політиків та діячів, залишаться тільки ті, хто дійсно здатний відстоювати народні інтереси. </text:p>
      <text:p text:style-name="P1">Сподіваюся, що другий президентський термін стане часом системних реформ в Україні.</text:p>
      <text:p text:style-name="P1"/>
      <text:p text:style-name="P1">Дата <text:s text:c="125"/>Підпис</text:p>
      <text:p text:style-name="P3"/>
      <text:p text:style-name="P4"><text:soft-page-break/>Народному депутату України</text:p>
      <text:p text:style-name="P4">Прізвище, ім’я по-батькові</text:p>
      <text:p text:style-name="P8">Прізвище, ім'я, по батькові заявника.<text:line-break/>Домашня адреса заявника,<text:line-break/>телефон <text:line-break/>Статус (учасник війни, інвалід війни, пенсіонер тощо)</text:p>
      <text:p text:style-name="P1"/>
      <text:p text:style-name="P2">Пропозиція</text:p>
      <text:p text:style-name="P2"/>
      <text:p text:style-name="P5"><text:span text:style-name="T2">Вельмишановний </text:span><text:span text:style-name="T4">(ім’я по-батькові депутата)</text:span></text:p>
      <text:p text:style-name="P1"/>
      <text:p text:style-name="P1">В Україні за останні 30 років практично не проводилися системні реформи. Євромайдан, Революція Гідності та військова агресія проти нашої Держави продемонстрували, що без структурних змін ми залишимося беззахисними перед зовнішніми та особливо внутрішніми викликами. Україна не зможе зайняти достойне місце серед європейських країн. До того ж атаки на нашу державність набувають все більш системного й навіть глобального характеру.</text:p>
      <text:p text:style-name="P1">Які необхідні реформи?</text:p>
      <text:p text:style-name="P10">В першу чергу- прийнятя Закону про вибори за пропорційною системою та відкритими списками</text:p>
      <text:p text:style-name="Standard"><text:span text:style-name="T3">Мотивація</text:span><text:span text:style-name="T1">:</text:span></text:p>
      <text:p text:style-name="P1">На мають думку, люди мають знати, кого вони обирають. Таким чином ми можемо поставити правові бар’єри для проходження до Верховної Ради некваліфікованих політиків та бізнесменів від влади, які не зацікавлені в проведенні реформ. Вони заради своєї власної вигоди нехтує інтересами простих людей. Нам в політиці не потрібні популісти, егоїстичні бізнесмени, аморальні персонажі та особи з антиукраїнськими поглядами.</text:p>
      <text:p text:style-name="P1">До того ж є й практична користь від пропорційної системи виборів за відкритими списками. Справа в тому, що люди звикли вибирати тих політиків або громадських діячів, кого вони точно знають і з діяльністю яких вони знайомі. </text:p>
      <text:p text:style-name="P1">Крім того, такі вибори допоможуть суттєво скоротити кількість партій, політиків та діячів, залишаться тільки ті, хто дійсно здатний відстоювати народні інтереси. </text:p>
      <text:p text:style-name="P3"/>
      <text:p text:style-name="P1"/>
      <text:p text:style-name="P1">Дата <text:s text:c="125"/>Підпис</text:p>
      <text:p text:style-name="P4"><text:soft-page-break/>Голові Верховної Ради України</text:p>
      <text:p text:style-name="P8">Прізвище, ім'я, по батькові заявника.<text:line-break/>Домашня адреса заявника,<text:line-break/>телефон <text:line-break/>Статус (учасник війни, інвалід війни, пенсіонер тощо)</text:p>
      <text:p text:style-name="P1"/>
      <text:p text:style-name="P2">Пропозиція</text:p>
      <text:p text:style-name="P2"/>
      <text:p text:style-name="P5"><text:span text:style-name="T2">Вельмишановний </text:span><text:span text:style-name="T4">Андрію Володимировичу</text:span><text:span text:style-name="T2">!</text:span></text:p>
      <text:p text:style-name="P1"/>
      <text:p text:style-name="P1">В Україні за останні 30 років практично не проводилися системні реформи. Євромайдан, Революція Гідності та військова агресія проти нашої Держави продемонстрували, що без структурних змін ми залишимося беззахисними перед зовнішніми та особливо внутрішніми викликами. Україна не зможе зайняти достойне місце серед європейських країн. До того ж атаки на нашу державність набувають все більш системного й навіть глобального характеру.</text:p>
      <text:p text:style-name="P1">Які необхідні реформи?</text:p>
      <text:p text:style-name="P10">В першу чергу- прийнятя Закону про вибори за пропорційною системою та відкритими списками</text:p>
      <text:p text:style-name="Standard"><text:span text:style-name="T3">Мотивація</text:span><text:span text:style-name="T1">:</text:span></text:p>
      <text:p text:style-name="P1">На мають думку, люди мають знати, кого вони обирають. Таким чином ми можемо поставити правові бар’єри для проходження до Верховної Ради некваліфікованих політиків та бізнесменів від влади, які не зацікавлені в проведенні реформ. Вони заради своєї власної вигоди нехтує інтересами простих людей. Нам в політиці не потрібні популісти, егоїстичні бізнесмени, аморальні персонажі та особи з антиукраїнськими поглядами.</text:p>
      <text:p text:style-name="P1">До того ж є й практична користь від пропорційної системи виборів за відкритими списками. Справа в тому, що люди звикли вибирати тих політиків або громадських діячів, кого вони точно знають і з діяльністю яких вони знайомі. </text:p>
      <text:p text:style-name="P1">Крім того, такі вибори допоможуть суттєво скоротити кількість партій, політиків та діячів, залишаться тільки ті, хто дійсно здатний відстоювати народні інтереси. </text:p>
      <text:p text:style-name="P1">Сподіваюся, що другий президентський термін стане часом системних реформ в Україні.</text:p>
      <text:p text:style-name="P1"/>
      <text:p text:style-name="P1">Дата <text:s text:c="125"/>Підпис</text:p>
      <text:p text:style-name="P1"/>
      <text:p text:style-name="P8"><text:soft-page-break/>Президенту України</text:p>
      <text:p text:style-name="P8">Прізвище, ім'я, по батькові заявника.<text:line-break/>Домашня адреса заявника,<text:line-break/>телефон <text:line-break/>Статус (учасник війни, інвалід війни, пенсіонер тощо)</text:p>
      <text:p text:style-name="P1"/>
      <text:p text:style-name="P2">Пропозиція</text:p>
      <text:p text:style-name="P2"/>
      <text:p text:style-name="P2">Вельмишановний пане Президенте України!</text:p>
      <text:p text:style-name="P1"/>
      <text:p text:style-name="P1">В Україні за останні 30 років практично не проводилися системні реформи. Євромайдан, Революція Гідності та військова агресія проти нашої Держави продемонстрували, що без структурних змін ми залишимося беззахисними перед зовнішніми та особливо внутрішніми викликами. Україна не зможе зайняти достойне місце серед європейських країн. До того ж атаки на нашу державність набувають все більш системного й навіть глобального характеру.</text:p>
      <text:p text:style-name="P1">Які необхідні реформи?</text:p>
      <text:p text:style-name="P10">В першу чергу - скорочення терміну повноважень народних депутатів України до 4 років </text:p>
      <text:p text:style-name="P11">Мотивація:</text:p>
      <text:p text:style-name="P1">Скорочення терміну повноважень народних депутатів дозволить людям не терпіти тих, хто намагатиметься обманювати своїх виборців і не виконувати свою передвиборчу програму. Ми хочемо вибирати проекти змін, а не популістські обіцянки захисників олігархів та монополістів з великого бізнесу. </text:p>
      <text:p text:style-name="P1"/>
      <text:p text:style-name="P1">Дата <text:s text:c="125"/>Підпис</text:p>
      <text:p text:style-name="P3"/>
      <text:p text:style-name="P4"/>
      <text:p text:style-name="P4"/>
      <text:p text:style-name="P4"/>
      <text:p text:style-name="P4"/>
      <text:p text:style-name="P4"/>
      <text:p text:style-name="P4"/>
      <text:p text:style-name="P4"><text:soft-page-break/>Народному депутату України</text:p>
      <text:p text:style-name="P4">Прізвище, ім’я по-батькові</text:p>
      <text:p text:style-name="P8">Прізвище, ім'я, по батькові заявника.<text:line-break/>Домашня адреса заявника,<text:line-break/>телефон <text:line-break/>Статус (учасник війни, інвалід війни, пенсіонер тощо)</text:p>
      <text:p text:style-name="P1"/>
      <text:p text:style-name="P2">Пропозиція</text:p>
      <text:p text:style-name="P2"/>
      <text:p text:style-name="P5"><text:span text:style-name="T2">Вельмишановний </text:span><text:span text:style-name="T4">(ім’я по-батькові депутата)</text:span></text:p>
      <text:p text:style-name="P1"/>
      <text:p text:style-name="P1">В Україні за останні 30 років практично не проводилися системні реформи. Євромайдан, Революція Гідності та військова агресія проти нашої Держави продемонстрували, що без структурних змін ми залишимося беззахисними перед зовнішніми та особливо внутрішніми викликами. Україна не зможе зайняти достойне місце серед європейських країн. До того ж атаки на нашу державність набувають все більш системного й навіть глобального характеру.</text:p>
      <text:p text:style-name="P1">Які необхідні реформи?</text:p>
      <text:p text:style-name="P10">В першу чергу - скорочення терміну повноважень народних депутатів України до 4 років </text:p>
      <text:p text:style-name="P11">Мотивація:</text:p>
      <text:p text:style-name="P1">Скорочення терміну повноважень народних депутатів дозволить людям не терпіти тих, хто намагатиметься обманювати своїх виборців і не виконувати свою передвиборчу програму. Ми хочемо вибирати проекти змін, а не популістські обіцянки захисників олігархів та монополістів з великого бізнесу. </text:p>
      <text:p text:style-name="P1"/>
      <text:p text:style-name="P1"/>
      <text:p text:style-name="P1">Дата <text:s text:c="125"/>Підпис</text:p>
      <text:p text:style-name="P4"/>
      <text:p text:style-name="P4"/>
      <text:p text:style-name="P4"/>
      <text:p text:style-name="P4"/>
      <text:p text:style-name="P4"/>
      <text:p text:style-name="P4"><text:soft-page-break/>Голові Верховної Ради України</text:p>
      <text:p text:style-name="P8">Прізвище, ім'я, по батькові заявника.<text:line-break/>Домашня адреса заявника,<text:line-break/>телефон <text:line-break/>Статус (учасник війни, інвалід війни, пенсіонер тощо)</text:p>
      <text:p text:style-name="P1"/>
      <text:p text:style-name="P2">Пропозиція</text:p>
      <text:p text:style-name="P2"/>
      <text:p text:style-name="P5"><text:span text:style-name="T2">Вельмишановний </text:span><text:span text:style-name="T4">Андрію Володимировичу</text:span><text:span text:style-name="T2">!</text:span></text:p>
      <text:p text:style-name="P1"/>
      <text:p text:style-name="P1">В Україні за останні 30 років практично не проводилися системні реформи. Євромайдан, Революція Гідності та військова агресія проти нашої Держави продемонстрували, що без структурних змін ми залишимося беззахисними перед зовнішніми та особливо внутрішніми викликами. Україна не зможе зайняти достойне місце серед європейських країн. До того ж атаки на нашу державність набувають все більш системного й навіть глобального характеру.</text:p>
      <text:p text:style-name="P1">Які необхідні реформи?</text:p>
      <text:p text:style-name="P10">В першу чергу - скорочення терміну повноважень народних депутатів України до 4 років </text:p>
      <text:p text:style-name="P11">Мотивація:</text:p>
      <text:p text:style-name="P1">Скорочення терміну повноважень народних депутатів дозволить людям не терпіти тих, хто намагатиметься обманювати своїх виборців і не виконувати свою передвиборчу програму. Ми хочемо вибирати проекти змін, а не популістські обіцянки захисників олігархів та монополістів з великого бізнесу. </text:p>
      <text:p text:style-name="P1"/>
      <text:p text:style-name="P1"/>
      <text:p text:style-name="P1">Дата <text:s text:c="125"/>Підпис</text:p>
      <text:p text:style-name="P1"/>
      <text:p text:style-name="P3"/>
      <text:p text:style-name="P3"/>
      <text:p text:style-name="P3"/>
      <text:p text:style-name="P3"/>
      <text:p text:style-name="P3"/>
      <text:p text:style-name="P8"><text:soft-page-break/>Президенту України</text:p>
      <text:p text:style-name="P8">Прізвище, ім'я, по батькові заявника.<text:line-break/>Домашня адреса заявника,<text:line-break/>телефон <text:line-break/>Статус (учасник війни, інвалід війни, пенсіонер тощо)</text:p>
      <text:p text:style-name="P1"/>
      <text:p text:style-name="P2">Пропозиція</text:p>
      <text:p text:style-name="P2"/>
      <text:p text:style-name="P2">Вельмишановний пане Президенте України!</text:p>
      <text:p text:style-name="P1"/>
      <text:p text:style-name="P1">В Україні за останні 30 років практично не проводилися системні реформи. Євромайдан, Революція Гідності та військова агресія проти нашої Держави продемонстрували, що без структурних змін ми залишимося беззахисними перед зовнішніми та особливо внутрішніми викликами. Україна не зможе зайняти достойне місце серед європейських країн. До того ж атаки на нашу державність набувають все більш системного й навіть глобального характеру.</text:p>
      <text:p text:style-name="P1">Які необхідні реформи?</text:p>
      <text:p text:style-name="P10">В першу чергу - - обмеження депутатського мандату до 2-х термінів незалежно від рівня рад </text:p>
      <text:p text:style-name="P11">Мотивація:</text:p>
      <text:p text:style-name="P1">Обмеження терміну депутатських повноважень ускладнить спроби в не цивілізований спосіб лобіювати приватні інтереси олігархів, а також приймати антиукраїнські закони. Має бути скасована депутатська недоторканість. Таким чином має реалізуватися принцип рівності всіх громадян перед законом. Ми прекрасно розуміємо, що деяким політикам і, зокрема, депутатам вигідна недоторканність, адже можна встигнути награбувати і забезпечити майбутнє для своїх дітей а онуків. А ле ми хочемо зробити систему, яка б працювала для всіх людей, а не тільки обраних, які вважають себе недоторканою елітою. В кінцевому випадку мають працювати державні інституції, а не феодальні правила, створені персонально для представників правлячого класу.</text:p>
      <text:p text:style-name="P3"/>
      <text:p text:style-name="P3"/>
      <text:p text:style-name="P1">Дата <text:s text:c="125"/>Підпис</text:p>
      <text:p text:style-name="P3"/>
      <text:p text:style-name="P4"/>
      <text:p text:style-name="P4"/>
      <text:p text:style-name="P4"><text:soft-page-break/>Народному депутату України</text:p>
      <text:p text:style-name="P4">Прізвище, ім’я по-батькові</text:p>
      <text:p text:style-name="P8">Прізвище, ім'я, по батькові заявника.<text:line-break/>Домашня адреса заявника,<text:line-break/>телефон <text:line-break/>Статус (учасник війни, інвалід війни, пенсіонер тощо)</text:p>
      <text:p text:style-name="P1"/>
      <text:p text:style-name="P2">Пропозиція</text:p>
      <text:p text:style-name="P2"/>
      <text:p text:style-name="P5"><text:span text:style-name="T2">Вельмишановний </text:span><text:span text:style-name="T4">(ім’я по-батькові депутата)</text:span></text:p>
      <text:p text:style-name="P1"/>
      <text:p text:style-name="P1">В Україні за останні 30 років практично не проводилися системні реформи. Євромайдан, Революція Гідності та військова агресія проти нашої Держави продемонстрували, що без структурних змін ми залишимося беззахисними перед зовнішніми та особливо внутрішніми викликами. Україна не зможе зайняти достойне місце серед європейських країн. До того ж атаки на нашу державність набувають все більш системного й навіть глобального характеру.</text:p>
      <text:p text:style-name="P1">Які необхідні реформи?</text:p>
      <text:p text:style-name="P10">В першу чергу - - обмеження депутатського мандату до 2-х термінів незалежно від рівня рад </text:p>
      <text:p text:style-name="P11">Мотивація:</text:p>
      <text:p text:style-name="P1">Обмеження терміну депутатських повноважень ускладнить спроби в не цивілізований спосіб лобіювати приватні інтереси олігархів, а також приймати антиукраїнські закони. Має бути скасована депутатська недоторканість. Таким чином має реалізуватися принцип рівності всіх громадян перед законом. Ми прекрасно розуміємо, що деяким політикам і, зокрема, депутатам вигідна недоторканність, адже можна встигнути награбувати і забезпечити майбутнє для своїх дітей а онуків. А ле ми хочемо зробити систему, яка б працювала для всіх людей, а не тільки обраних, які вважають себе недоторканою елітою. В кінцевому випадку мають працювати державні інституції, а не феодальні правила, створені персонально для представників правлячого класу.</text:p>
      <text:p text:style-name="P3"/>
      <text:p text:style-name="P3"/>
      <text:p text:style-name="P1">Дата <text:s text:c="125"/>Підпис</text:p>
      <text:p text:style-name="P4"/>
      <text:p text:style-name="P4"/>
      <text:p text:style-name="P4"><text:soft-page-break/>Голові Верховної Ради України</text:p>
      <text:p text:style-name="P8">Прізвище, ім'я, по батькові заявника.<text:line-break/>Домашня адреса заявника,<text:line-break/>телефон <text:line-break/>Статус (учасник війни, інвалід війни, пенсіонер тощо)</text:p>
      <text:p text:style-name="P1"/>
      <text:p text:style-name="P2">Пропозиція</text:p>
      <text:p text:style-name="P2"/>
      <text:p text:style-name="P5"><text:span text:style-name="T2">Вельмишановний </text:span><text:span text:style-name="T4">Андрію Володимировичу</text:span><text:span text:style-name="T2">!</text:span></text:p>
      <text:p text:style-name="P1"/>
      <text:p text:style-name="P1">В Україні за останні 30 років практично не проводилися системні реформи. Євромайдан, Революція Гідності та військова агресія проти нашої Держави продемонстрували, що без структурних змін ми залишимося беззахисними перед зовнішніми та особливо внутрішніми викликами. Україна не зможе зайняти достойне місце серед європейських країн. До того ж атаки на нашу державність набувають все більш системного й навіть глобального характеру.</text:p>
      <text:p text:style-name="P1">Які необхідні реформи?</text:p>
      <text:p text:style-name="P10">В першу чергу - - обмеження депутатського мандату до 2-х термінів незалежно від рівня рад </text:p>
      <text:p text:style-name="P11">Мотивація:</text:p>
      <text:p text:style-name="P1">Обмеження терміну депутатських повноважень ускладнить спроби в не цивілізований спосіб лобіювати приватні інтереси олігархів, а також приймати антиукраїнські закони. Має бути скасована депутатська недоторканість. Таким чином має реалізуватися принцип рівності всіх громадян перед законом. Ми прекрасно розуміємо, що деяким політикам і, зокрема, депутатам вигідна недоторканність, адже можна встигнути награбувати і забезпечити майбутнє для своїх дітей а онуків. А ле ми хочемо зробити систему, яка б працювала для всіх людей, а не тільки обраних, які вважають себе недоторканою елітою. В кінцевому випадку мають працювати державні інституції, а не феодальні правила, створені персонально для представників правлячого класу.</text:p>
      <text:p text:style-name="P3"/>
      <text:p text:style-name="P1"/>
      <text:p text:style-name="P1">Дата <text:s text:c="125"/>Підпис</text:p>
      <text:p text:style-name="P1"/>
      <text:p text:style-name="P1"/>
      <text:p text:style-name="P3"/>
      <text:p text:style-name="P8"><text:soft-page-break/>Президенту України</text:p>
      <text:p text:style-name="P8">Прізвище, ім'я, по батькові заявника.<text:line-break/>Домашня адреса заявника,<text:line-break/>телефон <text:line-break/>Статус (учасник війни, інвалід війни, пенсіонер тощо)</text:p>
      <text:p text:style-name="P1"/>
      <text:p text:style-name="P2">Пропозиція</text:p>
      <text:p text:style-name="P2"/>
      <text:p text:style-name="P2">Вельмишановний пане Президенте України!</text:p>
      <text:p text:style-name="P1"/>
      <text:p text:style-name="P1">В Україні за останні 30 років практично не проводилися системні реформи. Євромайдан, Революція Гідності та військова агресія проти нашої Держави продемонстрували, що без структурних змін ми залишимося беззахисними перед зовнішніми та особливо внутрішніми викликами. Україна не зможе зайняти достойне місце серед європейських країн. До того ж атаки на нашу державність набувають все більш системного й навіть глобального характеру.</text:p>
      <text:p text:style-name="P1">Які необхідні реформи?</text:p>
      <text:p text:style-name="P10">В першу чергу - - - прийняття закону про дострокове припинення депутатської діяльності у разі невиконання депутатом своїх обов'язків та передвиборної програми </text:p>
      <text:p text:style-name="P11">Мотивація:</text:p>
      <text:p text:style-name="P3">Дострокове припинення повноважень народного депутата – це правовий механізм взаємозв’язку зі своїм виборцем. Люди мають право не тільки обирати, а й контролювати владу. А влада, маючи подібний «домоклов меч» над своєю головою – приймати рішення, відповідно до інтересів простих громадян, а не олігархів та чиновників, як зараз. </text:p>
      <text:p text:style-name="P3"/>
      <text:p text:style-name="P3"/>
      <text:p text:style-name="P3"/>
      <text:p text:style-name="P1">Дата <text:s text:c="125"/>Підпис</text:p>
      <text:p text:style-name="P3"/>
      <text:p text:style-name="P4"/>
      <text:p text:style-name="P4"/>
      <text:p text:style-name="P4">Народному депутату України</text:p>
      <text:p text:style-name="P4">Прізвище, ім’я по-батькові</text:p>
      <text:p text:style-name="P8"><text:soft-page-break/>Прізвище, ім'я, по батькові заявника.<text:line-break/>Домашня адреса заявника,<text:line-break/>телефон <text:line-break/>Статус (учасник війни, інвалід війни, пенсіонер тощо)</text:p>
      <text:p text:style-name="P1"/>
      <text:p text:style-name="P2">Пропозиція</text:p>
      <text:p text:style-name="P2"/>
      <text:p text:style-name="P5"><text:span text:style-name="T2">Вельмишановний </text:span><text:span text:style-name="T4">(ім’я по-батькові депутата)</text:span></text:p>
      <text:p text:style-name="P1"/>
      <text:p text:style-name="P1">В Україні за останні 30 років практично не проводилися системні реформи. Євромайдан, Революція Гідності та військова агресія проти нашої Держави продемонстрували, що без структурних змін ми залишимося беззахисними перед зовнішніми та особливо внутрішніми викликами. Україна не зможе зайняти достойне місце серед європейських країн. До того ж атаки на нашу державність набувають все більш системного й навіть глобального характеру.</text:p>
      <text:p text:style-name="P1">Які необхідні реформи?</text:p>
      <text:p text:style-name="P10">В першу чергу - - - прийняття закону про дострокове припинення депутатської діяльності у разі невиконання депутатом своїх обов'язків та передвиборної програми </text:p>
      <text:p text:style-name="P11">Мотивація:</text:p>
      <text:p text:style-name="P3">Дострокове припинення повноважень народного депутата – це правовий механізм взаємозв’язку зі своїм виборцем. Люди мають право не тільки обирати, а й контролювати владу. А влада, маючи подібний «домоклов меч» над своєю головою – приймати рішення, відповідно до інтересів простих громадян, а не олігархів та чиновників, як зараз. </text:p>
      <text:p text:style-name="P3"/>
      <text:p text:style-name="P3"/>
      <text:p text:style-name="P1">Дата <text:s text:c="125"/>Підпис</text:p>
      <text:p text:style-name="P4"/>
      <text:p text:style-name="P4"/>
      <text:p text:style-name="P4"/>
      <text:p text:style-name="P4"/>
      <text:p text:style-name="P4"/>
      <text:p text:style-name="P4"/>
      <text:p text:style-name="P4"/>
      <text:p text:style-name="P4"><text:soft-page-break/>Голові Верховної Ради України</text:p>
      <text:p text:style-name="P8">Прізвище, ім'я, по батькові заявника.<text:line-break/>Домашня адреса заявника,<text:line-break/>телефон <text:line-break/>Статус (учасник війни, інвалід війни, пенсіонер тощо)</text:p>
      <text:p text:style-name="P1"/>
      <text:p text:style-name="P2">Пропозиція</text:p>
      <text:p text:style-name="P2"/>
      <text:p text:style-name="P5"><text:span text:style-name="T2">Вельмишановний </text:span><text:span text:style-name="T4">Андрію Володимировичу</text:span><text:span text:style-name="T2">!</text:span></text:p>
      <text:p text:style-name="P1"/>
      <text:p text:style-name="P1">В Україні за останні 30 років практично не проводилися системні реформи. Євромайдан, Революція Гідності та військова агресія проти нашої Держави продемонстрували, що без структурних змін ми залишимося беззахисними перед зовнішніми та особливо внутрішніми викликами. Україна не зможе зайняти достойне місце серед європейських країн. До того ж атаки на нашу державність набувають все більш системного й навіть глобального характеру.</text:p>
      <text:p text:style-name="P1">Які необхідні реформи?</text:p>
      <text:p text:style-name="P10">В першу чергу - - - прийняття закону про дострокове припинення депутатської діяльності у разі невиконання депутатом своїх обов'язків та передвиборної програми </text:p>
      <text:p text:style-name="P11">Мотивація:</text:p>
      <text:p text:style-name="P3">Дострокове припинення повноважень народного депутата – це правовий механізм взаємозв’язку зі своїм виборцем. Люди мають право не тільки обирати, а й контролювати владу. А влада, маючи подібний «домоклов меч» над своєю головою – приймати рішення, відповідно до інтересів простих громадян, а не олігархів та чиновників, як зараз. </text:p>
      <text:p text:style-name="P3"/>
      <text:p text:style-name="P1"/>
      <text:p text:style-name="P1">Дата <text:s text:c="125"/>Підпис</text:p>
      <text:p text:style-name="P1"/>
      <text:p text:style-name="P1"/>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Пользователь</meta:initial-creator>
    <dc:creator>Пользователь</dc:creator>
    <meta:editing-cycles>1</meta:editing-cycles>
    <meta:creation-date>2019-01-03T15:26:00</meta:creation-date>
    <dc:date>2019-01-03T16:46:00</dc:date>
    <meta:editing-duration>PT1H20M</meta:editing-duration>
    <meta:generator>LibreOffice/6.0.7.3$Linux_X86_64 LibreOffice_project/00m0$Build-3</meta:generator>
    <meta:document-statistic meta:table-count="0" meta:image-count="0" meta:object-count="0" meta:page-count="12" meta:paragraph-count="132" meta:word-count="2148" meta:character-count="17513" meta:non-whitespace-character-count="1395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